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ega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tates</text:p>
          </table:table-cell>
          <table:table-cell office:value-type="string" table:style-name="ce1">
            <text:p>gudang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evad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regon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rizon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New Mexico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lorado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Utah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daho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Wyoming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ontan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North Dakot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outh Dakot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ebrask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Kansas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Oklahoma</text:p>
          </table:table-cell>
          <table:table-cell office:value-type="string" table:style-name="ce1">
            <text:p>Gudang 1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exas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awaii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uam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laska</text:p>
          </table:table-cell>
          <table:table-cell office:value-type="string" table:style-name="ce1">
            <text:p>Gudang 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Tennesse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entucky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issouri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ississippi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outh Carolin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North Carolin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West Virgin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ryland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elawar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strict of Columb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ennsylvani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Ohio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Indian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Illinoi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Wisconsin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Michigan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Vermont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ew Hampshir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ssachusett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Rhode Island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onnecticut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Maine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ew Jersey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US Virgin Islands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merican Samoa</text:p>
          </table:table-cell>
          <table:table-cell office:value-type="string" table:style-name="ce1">
            <text:p>Gudang 2</text:p>
          </table:table-cell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my notebook</meta:initial-creator>
    <dc:creator>my notebook</dc:creator>
    <meta:creation-date>2023-01-24T01:52:16Z</meta:creation-date>
    <dc:date>2023-01-24T03:14:16Z</dc:date>
  </office:meta>
</office:document-meta>
</file>